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áblázat1" style:family="table">
      <style:table-properties style:width="17cm" table:align="margins"/>
    </style:style>
    <style:style style:name="Táblázat1.A" style:family="table-column">
      <style:table-column-properties style:column-width="8.5cm" style:rel-column-width="32767*"/>
    </style:style>
    <style:style style:name="Táblázat1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1.B1" style:family="table-cell">
      <style:table-cell-properties fo:padding="0.097cm" fo:border="0.5pt solid #000000"/>
    </style:style>
    <style:style style:name="Táblázat1.A2" style:family="table-cell">
      <style:table-cell-properties fo:padding="0.097cm" fo:border-left="0.5pt solid #000000" fo:border-right="none" fo:border-top="none" fo:border-bottom="0.5pt solid #000000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2" style:family="table" style:master-page-name="">
      <style:table-properties style:width="17.198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áblázat2.A" style:family="table-column">
      <style:table-column-properties style:column-width="1cm"/>
    </style:style>
    <style:style style:name="Táblázat2.B" style:family="table-column">
      <style:table-column-properties style:column-width="3.586cm"/>
    </style:style>
    <style:style style:name="Táblázat2.C" style:family="table-column">
      <style:table-column-properties style:column-width="4.115cm"/>
    </style:style>
    <style:style style:name="Táblázat2.D" style:family="table-column">
      <style:table-column-properties style:column-width="4.382cm"/>
    </style:style>
    <style:style style:name="Táblázat2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2.E1" style:family="table-cell">
      <style:table-cell-properties fo:padding="0.097cm" fo:border="0.5pt solid #000000"/>
    </style:style>
    <style:style style:name="Táblázat2.A2" style:family="table-cell">
      <style:table-cell-properties fo:padding="0.097cm" fo:border-left="0.5pt solid #000000" fo:border-right="none" fo:border-top="none" fo:border-bottom="0.5pt solid #000000"/>
    </style:style>
    <style:style style:name="Táblázat2.E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2.4" style:family="table-row">
      <style:table-row-properties fo:background-color="transparent" fo:keep-together="auto">
        <style:background-image/>
      </style:table-row-properties>
    </style:style>
    <style:style style:name="Táblázat2.B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lázat2.E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4pt" officeooo:rsid="001c57fe" officeooo:paragraph-rsid="001c57fe" style:font-size-asian="24pt" style:font-size-complex="24pt"/>
    </style:style>
    <style:style style:name="P2" style:family="paragraph" style:parent-style-name="Standard">
      <style:text-properties fo:font-size="13pt" fo:font-weight="bold" officeooo:rsid="001c57fe" officeooo:paragraph-rsid="001c57fe" style:font-size-asian="13pt" style:font-weight-asian="bold" style:font-size-complex="13pt" style:font-weight-complex="bold"/>
    </style:style>
    <style:style style:name="P3" style:family="paragraph" style:parent-style-name="Standard">
      <style:text-properties officeooo:rsid="001c57fe" officeooo:paragraph-rsid="001c57fe"/>
    </style:style>
    <style:style style:name="P4" style:family="paragraph" style:parent-style-name="Standard">
      <style:paragraph-properties fo:text-align="justify" style:justify-single-word="false"/>
      <style:text-properties officeooo:paragraph-rsid="001c57fe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officeooo:paragraph-rsid="001c57fe">
        <loext:char-complex-color loext:theme-type="dark1" loext:color-type="theme"/>
      </style:text-properties>
    </style:style>
    <style:style style:name="P6" style:family="paragraph" style:parent-style-name="Table_20_Contents">
      <style:text-properties fo:font-size="13pt" fo:font-weight="bold" officeooo:rsid="001f91e1" officeooo:paragraph-rsid="001f91e1" style:font-size-asian="13pt" style:font-weight-asian="bold" style:font-size-complex="13pt" style:font-weight-complex="bold"/>
    </style:style>
    <style:style style:name="P7" style:family="paragraph" style:parent-style-name="Table_20_Contents">
      <style:text-properties fo:font-size="13pt" officeooo:rsid="001f91e1" officeooo:paragraph-rsid="001f91e1" style:font-size-asian="13pt" style:font-size-complex="13pt"/>
    </style:style>
    <style:style style:name="P8" style:family="paragraph" style:parent-style-name="Table_20_Contents">
      <style:text-properties fo:font-size="13pt" style:font-size-asian="13pt" style:font-size-complex="13pt"/>
    </style:style>
    <style:style style:name="P9" style:family="paragraph" style:parent-style-name="Table_20_Contents">
      <style:text-properties fo:font-weight="bold" officeooo:rsid="001e3b52" officeooo:paragraph-rsid="001e3b52" style:font-weight-asian="bold" style:font-weight-complex="bold"/>
    </style:style>
    <style:style style:name="P10" style:family="paragraph" style:parent-style-name="Table_20_Contents">
      <style:text-properties officeooo:rsid="001e3b52" officeooo:paragraph-rsid="001e3b52"/>
    </style:style>
    <style:style style:name="P11" style:family="paragraph" style:parent-style-name="Standard">
      <style:text-properties officeooo:paragraph-rsid="001e3b52"/>
    </style:style>
    <style:style style:name="P12" style:family="paragraph" style:parent-style-name="Standard">
      <style:text-properties officeooo:paragraph-rsid="000c6191"/>
    </style:style>
    <style:style style:name="P13" style:family="paragraph" style:parent-style-name="Table_20_Contents">
      <style:text-properties officeooo:rsid="001f91e1" officeooo:paragraph-rsid="001f91e1"/>
    </style:style>
    <style:style style:name="P14" style:family="paragraph" style:parent-style-name="Standard">
      <style:text-properties fo:color="#000000" loext:opacity="100%" officeooo:paragraph-rsid="001e3b52">
        <loext:char-complex-color loext:theme-type="dark1" loext:color-type="theme"/>
      </style:text-properties>
    </style:style>
    <style:style style:name="P15" style:family="paragraph" style:parent-style-name="Standard">
      <style:paragraph-properties fo:text-align="start" style:justify-single-word="false"/>
      <style:text-properties fo:color="#000000" loext:opacity="100%" officeooo:rsid="00065b00" officeooo:paragraph-rsid="001c57fe">
        <loext:char-complex-color loext:theme-type="dark1" loext:color-type="theme"/>
      </style:text-properties>
    </style:style>
    <style:style style:name="P16" style:family="paragraph" style:parent-style-name="Standard">
      <style:paragraph-properties fo:text-align="justify" style:justify-single-word="false"/>
      <style:text-properties fo:color="#000000" loext:opacity="100%" officeooo:rsid="00065b00" officeooo:paragraph-rsid="001c57fe">
        <loext:char-complex-color loext:theme-type="dark1" loext:color-type="theme"/>
      </style:text-properties>
    </style:style>
    <style:style style:name="T1" style:family="text">
      <style:text-properties fo:color="#000000" loext:opacity="100%">
        <loext:char-complex-color loext:theme-type="dark1" loext:color-type="theme"/>
      </style:text-properties>
    </style:style>
    <style:style style:name="T2" style:family="text">
      <style:text-properties fo:color="#000000" loext:opacity="100%" officeooo:rsid="0005e6ce">
        <loext:char-complex-color loext:theme-type="dark1" loext:color-type="theme"/>
      </style:text-properties>
    </style:style>
    <style:style style:name="T3" style:family="text">
      <style:text-properties fo:color="#000000" loext:opacity="100%" officeooo:rsid="001c57fe">
        <loext:char-complex-color loext:theme-type="dark1" loext:color-type="theme"/>
      </style:text-properties>
    </style:style>
    <style:style style:name="T4" style:family="text">
      <style:text-properties fo:color="#000000" loext:opacity="100%" officeooo:rsid="00065b00">
        <loext:char-complex-color loext:theme-type="dark1" loext:color-type="theme"/>
      </style:text-properties>
    </style:style>
    <style:style style:name="T5" style:family="text">
      <style:text-properties officeooo:rsid="0023bf23"/>
    </style:style>
    <style:style style:name="T6" style:family="text">
      <style:text-properties officeooo:rsid="001f91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MotoLand Webshop – Tesztdokumentáció</text:p>
      <text:p text:style-name="P1"/>
      <text:p text:style-name="P1"/>
      <text:p text:style-name="P2">1. Teszt célja</text:p>
      <text:p text:style-name="P3"/>
      <text:p text:style-name="P4"><text:span text:style-name="T1">A teszt célja </text:span><text:span text:style-name="T2">az általunk létrehozott MotoLand Webshop és Szerv</text:span><text:span text:style-name="T3">i</text:span><text:span text:style-name="T2">z idő</text:span><text:span text:style-name="T3">p</text:span><text:span text:style-name="T2">ont foglaló oldal funkcióinak </text:span><text:span text:style-name="T1">ellenőrzése. A tesztelés során vizsgál</text:span><text:span text:style-name="T3">t</text:span><text:span text:style-name="T1">uk a felhasználó kezelést, a</text:span><text:span text:style-name="T4">z adatbázis </text:span><text:span text:style-name="T1">működését, a </text:span><text:span text:style-name="T4">regisz</text:span><text:span text:style-name="T3">t</text:span><text:span text:style-name="T4">ráció létrehozását, a bejelentkezést, hirdetés feladást, az időpontfogla</text:span><text:span text:style-name="T3">l</text:span><text:span text:style-name="T4">ást, </text:span><text:span text:style-name="T3">visszaigazoló e-mailek kiküldését,</text:span><text:span text:style-name="T4"> v</text:span><text:span text:style-name="T1">alamint az </text:span><text:span text:style-name="T4">admin funkciók működését.</text:span><text:span text:style-name="T1"><text:line-break/><text:line-break/></text:span><text:span text:style-name="T4">C</text:span><text:span text:style-name="T1">él</text:span><text:span text:style-name="T4">unk annak ell</text:span><text:span text:style-name="T3">e</text:span><text:span text:style-name="T4">nőrzése </text:span><text:span text:style-name="T3">volt</text:span><text:span text:style-name="T4">, hogy </text:span><text:span text:style-name="T1">a rendszer stabilan és a követelményeknek megfelelően működjön.</text:span></text:p>
      <text:p text:style-name="P5"/>
      <text:p text:style-name="P3"/>
      <text:p text:style-name="P2">2. Teszt környezet</text:p>
      <text:p text:style-name="P2"/>
      <table:table table:name="Táblázat1" table:style-name="Táblázat1">
        <table:table-column table:style-name="Táblázat1.A" table:number-columns-repeated="2"/>
        <table:table-row>
          <table:table-cell table:style-name="Táblázat1.A1" office:value-type="string">
            <text:p text:style-name="P6">Komponens</text:p>
          </table:table-cell>
          <table:table-cell table:style-name="Táblázat1.B1" office:value-type="string">
            <text:p text:style-name="P6">Érték</text:p>
          </table:table-cell>
        </table:table-row>
        <table:table-row>
          <table:table-cell table:style-name="Táblázat1.A2" office:value-type="string">
            <text:p text:style-name="P7">Backend</text:p>
          </table:table-cell>
          <table:table-cell table:style-name="Táblázat1.B2" office:value-type="string">
            <text:p text:style-name="P7">PHP</text:p>
          </table:table-cell>
        </table:table-row>
        <table:table-row>
          <table:table-cell table:style-name="Táblázat1.A2" office:value-type="string">
            <text:p text:style-name="P7">Framework</text:p>
          </table:table-cell>
          <table:table-cell table:style-name="Táblázat1.B2" office:value-type="string">
            <text:p text:style-name="P7">Entity Framework Core</text:p>
          </table:table-cell>
        </table:table-row>
        <table:table-row>
          <table:table-cell table:style-name="Táblázat1.A2" office:value-type="string">
            <text:p text:style-name="P7">Adatbázis</text:p>
          </table:table-cell>
          <table:table-cell table:style-name="Táblázat1.B2" office:value-type="string">
            <text:p text:style-name="P7">MySQL</text:p>
          </table:table-cell>
        </table:table-row>
        <table:table-row>
          <table:table-cell table:style-name="Táblázat1.A2" office:value-type="string">
            <text:p text:style-name="P7">Frontend</text:p>
          </table:table-cell>
          <table:table-cell table:style-name="Táblázat1.B2" office:value-type="string">
            <text:p text:style-name="P8"/>
          </table:table-cell>
        </table:table-row>
        <table:table-row>
          <table:table-cell table:style-name="Táblázat1.A2" office:value-type="string">
            <text:p text:style-name="P7">Böngésző</text:p>
          </table:table-cell>
          <table:table-cell table:style-name="Táblázat1.B2" office:value-type="string">
            <text:p text:style-name="P7">Microsoft Edge</text:p>
          </table:table-cell>
        </table:table-row>
        <table:table-row>
          <table:table-cell table:style-name="Táblázat1.A2" office:value-type="string">
            <text:p text:style-name="P7">Operációs rendszer</text:p>
          </table:table-cell>
          <table:table-cell table:style-name="Táblázat1.B2" office:value-type="string">
            <text:p text:style-name="P7">Windows 11</text:p>
          </table:table-cell>
        </table:table-row>
      </table:table>
      <text:p text:style-name="P2"/>
      <text:p text:style-name="P3"/>
      <text:p text:style-name="P3"/>
      <text:p text:style-name="P2">3. Teszt esetek</text:p>
      <text:p text:style-name="P3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C"/>
        <table:table-row>
          <table:table-cell table:style-name="Táblázat2.A1" office:value-type="string">
            <text:p text:style-name="P9">ID</text:p>
          </table:table-cell>
          <table:table-cell table:style-name="Táblázat2.A1" office:value-type="string">
            <text:p text:style-name="P9">Funkció</text:p>
          </table:table-cell>
          <table:table-cell table:style-name="Táblázat2.A1" office:value-type="string">
            <text:p text:style-name="P9">Teszt lépések</text:p>
          </table:table-cell>
          <table:table-cell table:style-name="Táblázat2.A1" office:value-type="string">
            <text:p text:style-name="P9">Elvárás</text:p>
          </table:table-cell>
          <table:table-cell table:style-name="Táblázat2.E1" office:value-type="string">
            <text:p text:style-name="P9">Eredmény</text:p>
          </table:table-cell>
        </table:table-row>
        <table:table-row>
          <table:table-cell table:style-name="Táblázat2.A2" office:value-type="string">
            <text:p text:style-name="P10">T01</text:p>
          </table:table-cell>
          <table:table-cell table:style-name="Táblázat2.A2" office:value-type="string">
            <text:p text:style-name="P10">Regisztráció</text:p>
          </table:table-cell>
          <table:table-cell table:style-name="Táblázat2.A2" office:value-type="string">
            <text:p text:style-name="P10">Új felhasználó létrehozása</text:p>
          </table:table-cell>
          <table:table-cell table:style-name="Táblázat2.A2" office:value-type="string">
            <text:p text:style-name="P10">Felhasználó létrehozása</text:p>
          </table:table-cell>
          <table:table-cell table:style-name="Táblázat2.E2" office:value-type="string">
            <text:p text:style-name="P10">Felhasználó sikeresen létrejött</text:p>
          </table:table-cell>
        </table:table-row>
        <table:table-row>
          <table:table-cell table:style-name="Táblázat2.A2" office:value-type="string">
            <text:p text:style-name="P10">T02</text:p>
          </table:table-cell>
          <table:table-cell table:style-name="Táblázat2.A2" office:value-type="string">
            <text:p text:style-name="P10">Bejelentkezés</text:p>
          </table:table-cell>
          <table:table-cell table:style-name="Táblázat2.A2" office:value-type="string">
            <text:p text:style-name="P11" loext:marker-style-name="T1"><text:span text:style-name="T1">E-mail és jelszó megadása</text:span></text:p>
          </table:table-cell>
          <table:table-cell table:style-name="Táblázat2.A2" office:value-type="string">
            <text:p text:style-name="P12" loext:marker-style-name="T1"><text:span text:style-name="T1">Sikeres belépés</text:span></text:p>
          </table:table-cell>
          <table:table-cell table:style-name="Táblázat2.E2" office:value-type="string">
            <text:p text:style-name="P12" loext:marker-style-name="T1"><text:span text:style-name="T1">Sikeres belépés</text:span></text:p>
          </table:table-cell>
        </table:table-row>
        <table:table-row table:style-name="Táblázat2.4">
          <table:table-cell table:style-name="Táblázat2.A2" office:value-type="string">
            <text:p text:style-name="P10">T03</text:p>
          </table:table-cell>
          <table:table-cell table:style-name="Táblázat2.B4" office:value-type="string">
            <text:p text:style-name="Table_20_Contents">Szerviz időpont foglalás, bejelentkezett felhasználóként</text:p>
          </table:table-cell>
          <table:table-cell table:style-name="Táblázat2.B4" office:value-type="string">
            <text:p text:style-name="Table_20_Contents">Naptárban az időpont kiválasztása, mentés</text:p>
          </table:table-cell>
          <table:table-cell table:style-name="Táblázat2.B4" office:value-type="string">
            <text:p text:style-name="Table_20_Contents">Sikeres foglalás, visszaigazoló e-mail kiküldése</text:p>
          </table:table-cell>
          <table:table-cell table:style-name="Táblázat2.E4" office:value-type="string">
            <text:p text:style-name="Table_20_Contents">Sikeres foglalás, e-mail megérkezett</text:p>
          </table:table-cell>
        </table:table-row>
        <table:table-row table:style-name="Táblázat2.4">
          <table:table-cell table:style-name="Táblázat2.A2" office:value-type="string">
            <text:p text:style-name="P10">T04</text:p>
          </table:table-cell>
          <table:table-cell table:style-name="Táblázat2.B4" office:value-type="string">
            <text:p text:style-name="Table_20_Contents">Szerviz időpont foglalás, nem bejelentkezett felhasználóként</text:p>
          </table:table-cell>
          <table:table-cell table:style-name="Táblázat2.B4" office:value-type="string">
            <text:p text:style-name="Table_20_Contents">Naptárban az időpont kiválasztása, mentés</text:p>
          </table:table-cell>
          <table:table-cell table:style-name="Táblázat2.B4" office:value-type="string">
            <text:p text:style-name="Table_20_Contents">Sikeres foglalás, visszaigazoló e-mail kiküldése</text:p>
          </table:table-cell>
          <table:table-cell table:style-name="Táblázat2.B4" office:value-type="string">
            <text:p text:style-name="Table_20_Contents">Sikeres foglalás, e-mail megérkezett</text:p>
          </table:table-cell>
        </table:table-row>
        <text:soft-page-break/>
        <table:table-row table:style-name="Táblázat2.4">
          <table:table-cell table:style-name="Táblázat2.A2" office:value-type="string">
            <text:p text:style-name="P10">T05</text:p>
          </table:table-cell>
          <table:table-cell table:style-name="Táblázat2.B4" office:value-type="string">
            <text:p text:style-name="Table_20_Contents">Hirdetés feladás</text:p>
          </table:table-cell>
          <table:table-cell table:style-name="Táblázat2.B4" office:value-type="string">
            <text:p text:style-name="Table_20_Contents">Adatok kitöltése, fénykép tallózása</text:p>
          </table:table-cell>
          <table:table-cell table:style-name="Táblázat2.B4" office:value-type="string">
            <text:p text:style-name="Table_20_Contents">Hirdetés megjelenése</text:p>
          </table:table-cell>
          <table:table-cell table:style-name="Táblázat2.B4" office:value-type="string">
            <text:p text:style-name="Table_20_Contents">Hirdetés megjelent</text:p>
          </table:table-cell>
        </table:table-row>
        <table:table-row table:style-name="Táblázat2.4">
          <table:table-cell table:style-name="Táblázat2.A2" office:value-type="string">
            <text:p text:style-name="P10">T06</text:p>
          </table:table-cell>
          <table:table-cell table:style-name="Táblázat2.B4" office:value-type="string">
            <text:p text:style-name="Table_20_Contents">Hibás belépés</text:p>
          </table:table-cell>
          <table:table-cell table:style-name="Táblázat2.B4" office:value-type="string">
            <text:p text:style-name="Table_20_Contents">Rossz jelszó megadása</text:p>
          </table:table-cell>
          <table:table-cell table:style-name="Táblázat2.B4" office:value-type="string">
            <text:p text:style-name="Table_20_Contents">Hibaüzenet meg jelen<text:span text:style-name="T5">íté</text:span>se </text:p>
          </table:table-cell>
          <table:table-cell table:style-name="Táblázat2.E4" office:value-type="string">
            <text:p text:style-name="Table_20_Contents">Hibaüzenet <text:span text:style-name="T5">meg</text:span>jelenik </text:p>
          </table:table-cell>
        </table:table-row>
        <table:table-row table:style-name="Táblázat2.4">
          <table:table-cell table:style-name="Táblázat2.A2" office:value-type="string">
            <text:p text:style-name="P13">T07</text:p>
          </table:table-cell>
          <table:table-cell table:style-name="Táblázat2.B4" office:value-type="string">
            <text:p text:style-name="Table_20_Contents">Alkatrész rendelése</text:p>
          </table:table-cell>
          <table:table-cell table:style-name="Táblázat2.B4" office:value-type="string">
            <text:p text:style-name="Table_20_Contents">Alkatrész kiválasztása, kosárba tétele, megrendelése</text:p>
          </table:table-cell>
          <table:table-cell table:style-name="Táblázat2.B4" office:value-type="string">
            <text:p text:style-name="Table_20_Contents">Sikeres rendelésről ablak megjelenése a képernyőn, e-mail kiküldése</text:p>
          </table:table-cell>
          <table:table-cell table:style-name="Táblázat2.E4" office:value-type="string">
            <text:p text:style-name="Table_20_Contents">Visszajelző ablak megjel<text:span text:style-name="T6">e</text:span>nt, visszaigazoló e-mail megérkezett</text:p>
          </table:table-cell>
        </table:table-row>
        <table:table-row>
          <table:table-cell table:style-name="Táblázat2.A2" office:value-type="string">
            <text:p text:style-name="Table_20_Contents"/>
          </table:table-cell>
          <table:table-cell table:style-name="Táblázat2.A2" office:value-type="string">
            <text:p text:style-name="Table_20_Contents"/>
          </table:table-cell>
          <table:table-cell table:style-name="Táblázat2.A2" office:value-type="string">
            <text:p text:style-name="Table_20_Contents"/>
          </table:table-cell>
          <table:table-cell table:style-name="Táblázat2.A2" office:value-type="string">
            <text:p text:style-name="Table_20_Contents"/>
          </table:table-cell>
          <table:table-cell table:style-name="Táblázat2.E2" office:value-type="string">
            <text:p text:style-name="Table_20_Contents"/>
          </table:table-cell>
        </table:table-row>
        <table:table-row>
          <table:table-cell table:style-name="Táblázat2.A2" office:value-type="string">
            <text:p text:style-name="Table_20_Contents"/>
          </table:table-cell>
          <table:table-cell table:style-name="Táblázat2.A2" office:value-type="string">
            <text:p text:style-name="Table_20_Contents"/>
          </table:table-cell>
          <table:table-cell table:style-name="Táblázat2.A2" office:value-type="string">
            <text:p text:style-name="Table_20_Contents"/>
          </table:table-cell>
          <table:table-cell table:style-name="Táblázat2.A2" office:value-type="string">
            <text:p text:style-name="Table_20_Contents"/>
          </table:table-cell>
          <table:table-cell table:style-name="Táblázat2.E2" office:value-type="string">
            <text:p text:style-name="Table_20_Contents"/>
          </table:table-cell>
        </table:table-row>
        <table:table-row>
          <table:table-cell table:style-name="Táblázat2.A2" office:value-type="string">
            <text:p text:style-name="Table_20_Contents"/>
          </table:table-cell>
          <table:table-cell table:style-name="Táblázat2.A2" office:value-type="string">
            <text:p text:style-name="Table_20_Contents"/>
          </table:table-cell>
          <table:table-cell table:style-name="Táblázat2.A2" office:value-type="string">
            <text:p text:style-name="Table_20_Contents"/>
          </table:table-cell>
          <table:table-cell table:style-name="Táblázat2.A2" office:value-type="string">
            <text:p text:style-name="Table_20_Contents"/>
          </table:table-cell>
          <table:table-cell table:style-name="Táblázat2.E2" office:value-type="string">
            <text:p text:style-name="Table_20_Contents"/>
          </table:table-cell>
        </table:table-row>
        <table:table-row>
          <table:table-cell table:style-name="Táblázat2.A2" office:value-type="string">
            <text:p text:style-name="Table_20_Contents"/>
          </table:table-cell>
          <table:table-cell table:style-name="Táblázat2.A2" office:value-type="string">
            <text:p text:style-name="Table_20_Contents"/>
          </table:table-cell>
          <table:table-cell table:style-name="Táblázat2.A2" office:value-type="string">
            <text:p text:style-name="Table_20_Contents"/>
          </table:table-cell>
          <table:table-cell table:style-name="Táblázat2.A2" office:value-type="string">
            <text:p text:style-name="Table_20_Contents"/>
          </table:table-cell>
          <table:table-cell table:style-name="Táblázat2.E2" office:value-type="string">
            <text:p text:style-name="Table_20_Contents"/>
          </table:table-cell>
        </table:table-row>
      </table:table>
      <text:p text:style-name="P3"/>
      <text:p text:style-name="P2"/>
      <text:p text:style-name="P2">4. Teszt eredmények</text:p>
      <text:p text:style-name="P14" loext:marker-style-name="T1"/>
      <text:p text:style-name="P15">Tesztek száma: <text:line-break/>Sikeres: <text:line-break/>Sikertelen:</text:p>
      <text:p text:style-name="P2"/>
      <text:p text:style-name="P2">5. Összegzés</text:p>
      <text:p text:style-name="P16"/>
      <text:p text:style-name="P16">A tesztelés során a weboldal fő funkciói megfelelően működtek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22:10:45.554525800</meta:creation-date>
    <dc:date>2026-03-25T22:34:28.440119300</dc:date>
    <meta:editing-duration>PT23M41S</meta:editing-duration>
    <meta:editing-cycles>6</meta:editing-cycles>
    <meta:generator>LibreOffice/25.8.5.2$Windows_X86_64 LibreOffice_project/9c8b85f387cc00a89945a79c9e6239f32e450ac2</meta:generator>
    <meta:document-statistic meta:table-count="2" meta:image-count="0" meta:object-count="0" meta:page-count="2" meta:paragraph-count="62" meta:word-count="214" meta:character-count="1743" meta:non-whitespace-character-count="1585"/>
  </office:meta>
</office:document-meta>
</file>